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400000258D557A1E3A5B30BC0.png" manifest:media-type="image/png"/>
  <manifest:file-entry manifest:full-path="Pictures/1000000000000190000001F10D25C57506387D3C.png" manifest:media-type="image/png"/>
  <manifest:file-entry manifest:full-path="Pictures/100000000000026100000267C827E2A6789303F9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3300" draw:textarea-horizontal-align="justify" draw:textarea-vertical-align="middle" draw:auto-grow-height="false" fo:min-height="19.054cm" fo:min-width="4.324cm"/>
    </style:style>
    <style:style style:name="gr2" style:family="graphic" style:parent-style-name="standard">
      <style:graphic-properties draw:fill-color="#ff9900" draw:textarea-horizontal-align="justify" draw:textarea-vertical-align="middle" draw:auto-grow-height="false" fo:min-height="19.054cm" fo:min-width="4.324cm"/>
    </style:style>
    <style:style style:name="gr3" style:family="graphic" style:parent-style-name="standard">
      <style:graphic-properties draw:fill-color="#009900" draw:textarea-horizontal-align="justify" draw:textarea-vertical-align="middle" draw:auto-grow-height="false" fo:min-height="18.534cm" fo:min-width="4.312cm"/>
    </style:style>
    <style:style style:name="gr4" style:family="graphic" style:parent-style-name="standard">
      <style:graphic-properties draw:stroke="none" draw:fill="none" fo:min-height="1.187cm"/>
    </style:style>
    <style:style style:name="gr5" style:family="graphic" style:parent-style-name="standard">
      <style:graphic-properties draw:stroke="none" draw:fill="none" fo:min-height="0.59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_32__20_Dots_20_1_20_Dash" svg:stroke-color="#aecf00" draw:marker-start="Arrow" draw:marker-start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0cm"/>
    </style:style>
    <style:style style:name="gr9" style:family="graphic" style:parent-style-name="objectwithoutfill">
      <style:graphic-properties draw:fill="none" draw:fill-color="#ff3333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612cm" fo:min-width="0cm"/>
    </style:style>
    <style:style style:name="gr11" style:family="graphic" style:parent-style-name="standard">
      <style:graphic-properties draw:stroke="none" svg:stroke-color="#000000" draw:fill="none" draw:fill-color="#ff3333" draw:textarea-horizontal-align="left" draw:auto-grow-height="true" draw:auto-grow-width="true" fo:min-height="0.712cm" fo:min-width="0.35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cc3300"/>
      <style:paragraph-properties fo:text-align="center"/>
    </style:style>
    <style:style style:name="P2" style:family="paragraph">
      <loext:graphic-properties draw:fill-color="#ff9900"/>
      <style:paragraph-properties fo:text-align="center"/>
    </style:style>
    <style:style style:name="P3" style:family="paragraph">
      <loext:graphic-properties draw:fill-color="#009900"/>
      <style:paragraph-properties fo:text-align="center"/>
      <style:text-properties style:font-name="MathJax_Typewriter" fo:font-size="18pt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MathJax_Typewriter" fo:font-size="18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8" style:family="paragraph">
      <loext:graphic-properties draw:fill="none" draw:fill-color="#ff3333"/>
      <style:paragraph-properties fo:text-align="center"/>
    </style:style>
    <style:style style:name="P9" style:family="paragraph">
      <loext:graphic-properties draw:fill="none" draw:fill-color="#ff3333"/>
      <style:text-properties fo:color="#ff3333" fo:font-weight="bold" style:font-weight-asian="bold" style:font-weight-complex="bold"/>
    </style:style>
    <style:style style:name="P10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11" style:family="paragraph">
      <loext:graphic-properties draw:fill-color="#ffffff"/>
    </style:style>
    <style:style style:name="T1" style:family="text">
      <style:text-properties style:font-name="MathJax_Typewriter" fo:font-size="18pt"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824cm" svg:height="19.304cm" svg:x="0.507cm" svg:y="1.0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4cm" svg:height="19.304cm" svg:x="22.598cm" svg:y="1.0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32cm" svg:height="19.304cm" svg:x="11.426cm" svg:y="1.0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4.824cm" svg:height="1.437cm" svg:x="22.598cm" svg:y="8.664cm">
          <draw:text-box>
            <text:p text:style-name="P4"><text:span text:style-name="T1">CUSTOMER</text:span></text:p>
          </draw:text-box>
        </draw:frame>
        <draw:frame draw:style-name="gr5" draw:text-style-name="P5" draw:layer="layout" svg:width="4.745cm" svg:height="0.845cm" svg:x="0.586cm" svg:y="8.664cm">
          <draw:text-box>
            <text:p text:style-name="P4"><text:span text:style-name="T1">BURGER STORE</text:span></text:p>
          </draw:text-box>
        </draw:frame>
        <draw:line draw:style-name="gr6" draw:text-style-name="P6" draw:layer="layout" svg:x1="5.332cm" svg:y1="1.986cm" svg:x2="11.426cm" svg:y2="1.986cm">
          <text:p/>
        </draw:line>
        <draw:line draw:style-name="gr7" draw:text-style-name="P4" draw:layer="layout" svg:x1="5.332cm" svg:y1="2.948cm" svg:x2="11.426cm" svg:y2="2.948cm">
          <text:p/>
        </draw:line>
        <draw:line draw:style-name="gr6" draw:text-style-name="P6" draw:layer="layout" svg:x1="22.598cm" svg:y1="3.464cm" svg:x2="16.766cm" svg:y2="3.464cm">
          <text:p/>
        </draw:line>
        <draw:line draw:style-name="gr7" draw:text-style-name="P4" draw:layer="layout" svg:x1="22.598cm" svg:y1="4.634cm" svg:x2="16.766cm" svg:y2="4.634cm">
          <text:p/>
        </draw:line>
        <draw:frame draw:style-name="gr8" draw:text-style-name="P7" draw:layer="layout" svg:width="6.095cm" svg:height="0.962cm" svg:x="5.331cm" svg:y="1.17cm">
          <draw:text-box>
            <text:p text:style-name="P4"><text:span text:style-name="T2">Deploy</text:span></text:p>
          </draw:text-box>
        </draw:frame>
        <draw:frame draw:style-name="gr8" draw:text-style-name="P7" draw:layer="layout" svg:width="6.095cm" svg:height="0.962cm" svg:x="5.332cm" svg:y="2.17cm">
          <draw:text-box>
            <text:p text:style-name="P4"><text:span text:style-name="T2">owns</text:span></text:p>
          </draw:text-box>
        </draw:frame>
        <draw:frame draw:style-name="gr8" draw:text-style-name="P7" draw:layer="layout" svg:width="6.095cm" svg:height="0.962cm" svg:x="16.432cm" svg:y="2.67cm">
          <draw:text-box>
            <text:p text:style-name="P4"><text:span text:style-name="T2">sendOrder</text:span></text:p>
          </draw:text-box>
        </draw:frame>
        <draw:frame draw:style-name="gr8" draw:text-style-name="P7" draw:layer="layout" svg:width="6.095cm" svg:height="0.962cm" svg:x="16.433cm" svg:y="3.77cm">
          <draw:text-box>
            <text:p text:style-name="P4"><text:span text:style-name="T2">received</text:span></text:p>
          </draw:text-box>
        </draw:frame>
        <draw:frame draw:style-name="gr8" draw:text-style-name="P7" draw:layer="layout" svg:width="6.095cm" svg:height="0.962cm" svg:x="5.333cm" svg:y="5.47cm">
          <draw:text-box>
            <text:p text:style-name="P4"><text:span text:style-name="T2">[event] OrderSent</text:span></text:p>
          </draw:text-box>
        </draw:frame>
        <draw:line draw:style-name="gr7" draw:text-style-name="P4" draw:layer="layout" svg:x1="5.333cm" svg:y1="6.449cm" svg:x2="11.427cm" svg:y2="6.449cm">
          <text:p/>
        </draw:line>
        <draw:line draw:style-name="gr7" draw:text-style-name="P4" draw:layer="layout" svg:x1="22.628cm" svg:y1="6.45cm" svg:x2="16.758cm" svg:y2="6.45cm">
          <text:p/>
        </draw:line>
        <draw:frame draw:style-name="gr8" draw:text-style-name="P7" draw:layer="layout" svg:width="6.095cm" svg:height="0.962cm" svg:x="16.533cm" svg:y="5.588cm">
          <draw:text-box>
            <text:p text:style-name="P4"><text:span text:style-name="T2">[event] OrderSent</text:span></text:p>
          </draw:text-box>
        </draw:frame>
        <draw:line draw:style-name="gr6" draw:text-style-name="P6" draw:layer="layout" svg:x1="5.332cm" svg:y1="8.687cm" svg:x2="11.426cm" svg:y2="8.687cm">
          <text:p/>
        </draw:line>
        <draw:frame draw:style-name="gr8" draw:text-style-name="P7" draw:layer="layout" svg:width="6.095cm" svg:height="0.962cm" svg:x="5.332cm" svg:y="7.87cm">
          <draw:text-box>
            <text:p text:style-name="P4"><text:span text:style-name="T2">sendPrice</text:span></text:p>
          </draw:text-box>
        </draw:frame>
        <draw:line draw:style-name="gr7" draw:text-style-name="P4" draw:layer="layout" svg:x1="22.628cm" svg:y1="9.45cm" svg:x2="16.758cm" svg:y2="9.45cm">
          <text:p/>
        </draw:line>
        <draw:frame draw:style-name="gr8" draw:text-style-name="P7" draw:layer="layout" svg:width="6.095cm" svg:height="0.962cm" svg:x="16.534cm" svg:y="8.588cm">
          <draw:text-box>
            <text:p text:style-name="P4"><text:span text:style-name="T2">[event] PriceSent</text:span></text:p>
          </draw:text-box>
        </draw:frame>
        <draw:line draw:style-name="gr6" draw:text-style-name="P6" draw:layer="layout" svg:x1="22.599cm" svg:y1="11.264cm" svg:x2="16.767cm" svg:y2="11.264cm">
          <text:p/>
        </draw:line>
        <draw:frame draw:style-name="gr8" draw:text-style-name="P7" draw:layer="layout" svg:width="6.095cm" svg:height="0.962cm" svg:x="16.633cm" svg:y="10.47cm">
          <draw:text-box>
            <text:p text:style-name="P4"><text:span text:style-name="T2">sendSafePayment</text:span></text:p>
          </draw:text-box>
        </draw:frame>
        <draw:line draw:style-name="gr6" draw:text-style-name="P6" draw:layer="layout" svg:x1="5.332cm" svg:y1="12.488cm" svg:x2="11.426cm" svg:y2="12.488cm">
          <text:p/>
        </draw:line>
        <draw:frame draw:style-name="gr8" draw:text-style-name="P7" draw:layer="layout" svg:width="6.095cm" svg:height="0.962cm" svg:x="5.333cm" svg:y="11.67cm">
          <draw:text-box>
            <text:p text:style-name="P4"><text:span text:style-name="T2">sendInvoice</text:span></text:p>
          </draw:text-box>
        </draw:frame>
        <draw:line draw:style-name="gr7" draw:text-style-name="P4" draw:layer="layout" svg:x1="22.598cm" svg:y1="13.67cm" svg:x2="16.766cm" svg:y2="13.67cm">
          <text:p/>
        </draw:line>
        <draw:frame draw:style-name="gr8" draw:text-style-name="P7" draw:layer="layout" svg:width="6.095cm" svg:height="0.962cm" svg:x="16.665cm" svg:y="12.8cm">
          <draw:text-box>
            <text:p text:style-name="P4"><text:span text:style-name="T2">[event] InvoiceSent</text:span></text:p>
          </draw:text-box>
        </draw:frame>
        <draw:line draw:style-name="gr6" draw:text-style-name="P6" draw:layer="layout" svg:x1="22.59cm" svg:y1="15.456cm" svg:x2="16.758cm" svg:y2="15.456cm">
          <text:p/>
        </draw:line>
        <draw:frame draw:style-name="gr8" draw:text-style-name="P7" draw:layer="layout" svg:width="6.095cm" svg:height="0.962cm" svg:x="16.758cm" svg:y="14.686cm">
          <draw:text-box>
            <text:p text:style-name="P4"><text:span text:style-name="T2">markOrderDelivered</text:span></text:p>
          </draw:text-box>
        </draw:frame>
        <draw:line draw:style-name="gr7" draw:text-style-name="P4" draw:layer="layout" svg:x1="5.332cm" svg:y1="16.572cm" svg:x2="11.426cm" svg:y2="16.572cm">
          <text:p/>
        </draw:line>
        <draw:frame draw:style-name="gr8" draw:text-style-name="P7" draw:layer="layout" svg:width="6.095cm" svg:height="0.962cm" svg:x="5.331cm" svg:y="15.756cm">
          <draw:text-box>
            <text:p text:style-name="P4"><text:span text:style-name="T2">Payout</text:span></text:p>
          </draw:text-box>
        </draw:frame>
        <draw:path draw:style-name="gr9" draw:text-style-name="P8" draw:layer="layout" svg:width="1.436cm" svg:height="1.174cm" draw:transform="skewX (0.0862192650485199) rotate (-0.28012534494509) translate (16.7580001772708cm 16.6639995379527cm)" svg:viewBox="0 0 1437 1175" svg:d="M0 0c2952-1 440 1175 440 1175">
          <text:p/>
        </draw:path>
        <draw:frame draw:style-name="gr10" draw:text-style-name="P7" draw:layer="layout" svg:width="4.579cm" svg:height="0.862cm" svg:x="18.019cm" svg:y="16.87cm">
          <draw:text-box>
            <text:p text:style-name="P4"><text:span text:style-name="T2">Closes the order</text:span></text:p>
          </draw:text-box>
        </draw:frame>
        <draw:frame draw:style-name="gr8" draw:text-style-name="P7" draw:layer="layout" svg:width="6.095cm" svg:height="0.962cm" svg:x="5.531cm" svg:y="18.442cm">
          <draw:text-box>
            <text:p text:style-name="P4"><text:span text:style-name="T2">[event] OrderDelivered</text:span></text:p>
          </draw:text-box>
        </draw:frame>
        <draw:line draw:style-name="gr7" draw:text-style-name="P4" draw:layer="layout" svg:x1="5.331cm" svg:y1="19.304cm" svg:x2="11.426cm" svg:y2="19.304cm">
          <text:p/>
        </draw:line>
        <draw:line draw:style-name="gr7" draw:text-style-name="P4" draw:layer="layout" svg:x1="22.604cm" svg:y1="19.304cm" svg:x2="16.758cm" svg:y2="19.304cm">
          <text:p/>
        </draw:line>
        <draw:frame draw:style-name="gr8" draw:text-style-name="P7" draw:layer="layout" svg:width="6.095cm" svg:height="0.962cm" svg:x="16.465cm" svg:y="18.442cm">
          <draw:text-box>
            <text:p text:style-name="P4"><text:span text:style-name="T2">[event] OrderDelivered</text:span></text:p>
          </draw:text-box>
        </draw:frame>
        <draw:frame draw:style-name="gr11" draw:text-style-name="P9" draw:layer="layout" svg:width="0.853cm" svg:height="0.962cm" svg:x="5.696cm" svg:y="0.862cm">
          <draw:text-box>
            <text:p><text:span text:style-name="T3">1</text:span></text:p>
          </draw:text-box>
        </draw:frame>
        <draw:frame draw:style-name="gr12" draw:text-style-name="P10" draw:layer="layout" svg:width="0.853cm" svg:height="0.962cm" svg:x="21.536cm" svg:y="2.286cm">
          <draw:text-box>
            <text:p><text:span text:style-name="T3">2</text:span></text:p>
          </draw:text-box>
        </draw:frame>
        <draw:frame draw:style-name="gr12" draw:text-style-name="P10" draw:layer="layout" svg:width="0.853cm" svg:height="0.962cm" svg:x="5.588cm" svg:y="7.27cm">
          <draw:text-box>
            <text:p><text:span text:style-name="T3">3</text:span></text:p>
          </draw:text-box>
        </draw:frame>
        <draw:frame draw:style-name="gr12" draw:text-style-name="P10" draw:layer="layout" svg:width="0.853cm" svg:height="0.962cm" svg:x="21.59cm" svg:y="9.96cm">
          <draw:text-box>
            <text:p><text:span text:style-name="T3">4</text:span></text:p>
          </draw:text-box>
        </draw:frame>
        <draw:frame draw:style-name="gr12" draw:text-style-name="P10" draw:layer="layout" svg:width="0.853cm" svg:height="0.962cm" svg:x="5.631cm" svg:y="11.43cm">
          <draw:text-box>
            <text:p><text:span text:style-name="T3">5</text:span></text:p>
          </draw:text-box>
        </draw:frame>
        <draw:frame draw:style-name="gr12" draw:text-style-name="P10" draw:layer="layout" svg:width="0.853cm" svg:height="0.962cm" svg:x="21.644cm" svg:y="14.078cm">
          <draw:text-box>
            <text:p><text:span text:style-name="T3">6</text:span></text:p>
          </draw:text-box>
        </draw:frame>
        <draw:frame draw:style-name="gr12" draw:text-style-name="P10" draw:layer="layout" svg:width="0.853cm" svg:height="0.962cm" svg:x="17.526cm" svg:y="16.256cm">
          <draw:text-box>
            <text:p><text:span text:style-name="T3">7</text:span></text:p>
          </draw:text-box>
        </draw:frame>
        <draw:frame draw:style-name="gr13" draw:text-style-name="P6" draw:layer="layout" svg:width="4.025cm" svg:height="4.064cm" svg:x="0.885cm" svg:y="9.73cm">
          <draw:image xlink:href="Pictures/100000000000026100000267C827E2A6789303F9.png" xlink:type="simple" xlink:show="embed" xlink:actuate="onLoad">
            <text:p/>
          </draw:image>
        </draw:frame>
        <draw:frame draw:style-name="gr13" draw:text-style-name="P6" draw:layer="layout" svg:width="4.791cm" svg:height="5.953cm" svg:x="11.684cm" svg:y="9.732cm">
          <draw:image xlink:href="Pictures/1000000000000190000001F10D25C57506387D3C.png" xlink:type="simple" xlink:show="embed" xlink:actuate="onLoad">
            <text:p/>
          </draw:image>
        </draw:frame>
        <draw:frame draw:style-name="gr13" draw:text-style-name="P6" draw:layer="layout" svg:width="4.064cm" svg:height="4.205cm" svg:x="22.962cm" svg:y="9.73cm">
          <draw:image xlink:href="Pictures/100000000000024400000258D557A1E3A5B30BC0.png" xlink:type="simple" xlink:show="embed" xlink:actuate="onLoad">
            <text:p/>
          </draw:image>
        </draw:frame>
        <draw:frame draw:style-name="gr4" draw:text-style-name="P5" draw:layer="layout" svg:width="5.842cm" svg:height="1.437cm" svg:x="11.176cm" svg:y="8.665cm">
          <draw:text-box>
            <text:p text:style-name="P4"><text:span text:style-name="T1">SMART CONTRACT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Ultrafine_20_Dashed" svg:stroke-width="0.102cm" svg:stroke-color="#000000" draw:marker-start-width="0.356cm" draw:marker-end-width="0.356cm" draw:fill="none" draw:fill-gradient-name="Gradient_20_2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66cc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66cc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1T12:44:29.364976594</meta:creation-date>
    <dc:date>2021-04-17T19:33:44.593348736</dc:date>
    <meta:editing-duration>PT2H15M55S</meta:editing-duration>
    <meta:editing-cycles>25</meta:editing-cycles>
    <meta:generator>LibreOffice/5.1.6.2$Linux_X86_64 LibreOffice_project/10m0$Build-2</meta:generator>
    <meta:document-statistic meta:object-count="71"/>
  </office:meta>
</office:document-meta>
</file>